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6729in" style:rel-column-width="16383*"/>
    </style:style>
    <style:style style:name="Table1.C" style:family="table-column">
      <style:table-column-properties style:column-width="3.3465in" style:rel-column-width="3276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2e54" officeooo:paragraph-rsid="001e2e54"/>
    </style:style>
    <style:style style:name="P2" style:family="paragraph" style:parent-style-name="Standard">
      <style:text-properties officeooo:rsid="001e2e54" officeooo:paragraph-rsid="00206807"/>
    </style:style>
    <style:style style:name="P3" style:family="paragraph" style:parent-style-name="Standard">
      <style:text-properties officeooo:paragraph-rsid="001f6ac7"/>
    </style:style>
    <style:style style:name="P4" style:family="paragraph" style:parent-style-name="Standard">
      <style:text-properties officeooo:rsid="001f6ac7" officeooo:paragraph-rsid="001f6ac7"/>
    </style:style>
    <style:style style:name="P5" style:family="paragraph" style:parent-style-name="Standard">
      <style:text-properties officeooo:rsid="00206807" officeooo:paragraph-rsid="00206807"/>
    </style:style>
    <style:style style:name="P6" style:family="paragraph" style:parent-style-name="Standard">
      <style:text-properties officeooo:rsid="00219a7a" officeooo:paragraph-rsid="00219a7a"/>
    </style:style>
    <style:style style:name="P7" style:family="paragraph" style:parent-style-name="Standard">
      <style:text-properties officeooo:rsid="00219a7a" officeooo:paragraph-rsid="00220d9e"/>
    </style:style>
    <style:style style:name="P8" style:family="paragraph" style:parent-style-name="Standard">
      <style:text-properties officeooo:rsid="00219a7a" officeooo:paragraph-rsid="00238f84"/>
    </style:style>
    <style:style style:name="P9" style:family="paragraph" style:parent-style-name="Standard">
      <style:text-properties officeooo:rsid="00238f84" officeooo:paragraph-rsid="00238f84"/>
    </style:style>
    <style:style style:name="P10" style:family="paragraph" style:parent-style-name="Standard">
      <style:text-properties officeooo:rsid="00238f84" officeooo:paragraph-rsid="0023e1b7"/>
    </style:style>
    <style:style style:name="P11" style:family="paragraph" style:parent-style-name="Standard">
      <style:text-properties officeooo:rsid="0023e1b7" officeooo:paragraph-rsid="0023e1b7"/>
    </style:style>
    <style:style style:name="P12" style:family="paragraph" style:parent-style-name="Standard">
      <style:text-properties officeooo:rsid="0026754f" officeooo:paragraph-rsid="0026754f"/>
    </style:style>
    <style:style style:name="P13" style:family="paragraph" style:parent-style-name="Standard">
      <style:text-properties officeooo:rsid="00220d9e" officeooo:paragraph-rsid="00238f84"/>
    </style:style>
    <style:style style:name="P14" style:family="paragraph" style:parent-style-name="Standard">
      <style:text-properties officeooo:paragraph-rsid="00220d9e"/>
    </style:style>
    <style:style style:name="P15" style:family="paragraph" style:parent-style-name="Standard">
      <style:text-properties officeooo:rsid="002b1346" officeooo:paragraph-rsid="002b1346"/>
    </style:style>
    <style:style style:name="P16" style:family="paragraph" style:parent-style-name="Table_20_Contents">
      <style:text-properties officeooo:rsid="0023e1b7" officeooo:paragraph-rsid="0023e1b7"/>
    </style:style>
    <style:style style:name="P17" style:family="paragraph" style:parent-style-name="Table_20_Contents">
      <style:text-properties officeooo:rsid="0023e1b7" officeooo:paragraph-rsid="00242983"/>
    </style:style>
    <style:style style:name="P18" style:family="paragraph" style:parent-style-name="Table_20_Contents">
      <style:text-properties officeooo:rsid="00242983" officeooo:paragraph-rsid="00242983"/>
    </style:style>
    <style:style style:name="P19" style:family="paragraph" style:parent-style-name="Table_20_Contents">
      <style:text-properties officeooo:rsid="0025db5d" officeooo:paragraph-rsid="0025db5d"/>
    </style:style>
    <style:style style:name="P20" style:family="paragraph" style:parent-style-name="Table_20_Contents">
      <style:text-properties officeooo:rsid="0025fb77" officeooo:paragraph-rsid="0025fb77"/>
    </style:style>
    <style:style style:name="P21" style:family="paragraph" style:parent-style-name="Footer">
      <style:paragraph-properties fo:text-align="end" style:justify-single-word="false"/>
      <style:text-properties officeooo:rsid="002b51db" officeooo:paragraph-rsid="002b51db"/>
    </style:style>
    <style:style style:name="P22" style:family="paragraph" style:parent-style-name="Heading_20_2">
      <style:text-properties officeooo:paragraph-rsid="001f6ac7"/>
    </style:style>
    <style:style style:name="P23" style:family="paragraph" style:parent-style-name="Heading_20_2">
      <style:text-properties officeooo:rsid="001f6ac7" officeooo:paragraph-rsid="001f6ac7"/>
    </style:style>
    <style:style style:name="P24" style:family="paragraph" style:parent-style-name="Heading_20_2">
      <style:text-properties officeooo:rsid="0023e1b7" officeooo:paragraph-rsid="0023e1b7"/>
    </style:style>
    <style:style style:name="P25" style:family="paragraph" style:parent-style-name="Heading_20_2">
      <style:text-properties officeooo:rsid="0026754f" officeooo:paragraph-rsid="0026754f"/>
    </style:style>
    <style:style style:name="P26" style:family="paragraph" style:parent-style-name="Heading_20_2">
      <style:text-properties officeooo:rsid="002b51db" officeooo:paragraph-rsid="002b51db"/>
    </style:style>
    <style:style style:name="P27" style:family="paragraph" style:parent-style-name="Heading_20_2">
      <style:paragraph-properties fo:break-before="page"/>
    </style:style>
    <style:style style:name="T1" style:family="text">
      <style:text-properties officeooo:rsid="001e2e54"/>
    </style:style>
    <style:style style:name="T2" style:family="text">
      <style:text-properties style:text-underline-style="solid" style:text-underline-width="auto" style:text-underline-color="font-color" officeooo:rsid="001e2e54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23e1b7" style:font-weight-asian="bold" style:font-weight-complex="bold"/>
    </style:style>
    <style:style style:name="T5" style:family="text">
      <style:text-properties officeooo:rsid="001f6ac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b1346" style:font-weight-asian="bold" style:font-weight-complex="bold"/>
    </style:style>
    <style:style style:name="T8" style:family="text">
      <style:text-properties officeooo:rsid="00206807"/>
    </style:style>
    <style:style style:name="T9" style:family="text">
      <style:text-properties officeooo:rsid="00220d9e"/>
    </style:style>
    <style:style style:name="T10" style:family="text">
      <style:text-properties officeooo:rsid="00238f84"/>
    </style:style>
    <style:style style:name="T11" style:family="text">
      <style:text-properties officeooo:rsid="00242983"/>
    </style:style>
    <style:style style:name="T12" style:family="text">
      <style:text-properties officeooo:rsid="0025db5d"/>
    </style:style>
    <style:style style:name="T13" style:family="text">
      <style:text-properties style:text-position="super 58%"/>
    </style:style>
    <style:style style:name="T14" style:family="text">
      <style:text-properties officeooo:rsid="0025fb77"/>
    </style:style>
    <style:style style:name="T15" style:family="text">
      <style:text-properties officeooo:rsid="00281b40"/>
    </style:style>
    <style:style style:name="T16" style:family="text">
      <style:text-properties officeooo:rsid="0029dd44"/>
    </style:style>
    <style:style style:name="T17" style:family="text">
      <style:text-properties officeooo:rsid="002b13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An analysis of SEPTA Regional Rail On-Time Performance</text:h>
      <text:h text:style-name="Heading_20_1" text:outline-level="1"/>
      <text:p text:style-name="Standard">Presented by Will<text:span text:style-name="T1">iam</text:span> Entriken</text:p>
      <text:p text:style-name="Standard"><text:span text:style-name="T1">4</text:span> <text:span text:style-name="T1">January </text:span>201<text:span text:style-name="T15">4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Executive Overview</text:h>
      <text:p text:style-name="Standard"/>
      <text:p text:style-name="Standard">Publicly available On-Time Performance data was collected from SEPTA and analyzed over the past <text:span text:style-name="T1">five</text:span> years. <text:span text:style-name="T1">T</text:span>rains on particular lines with consistently poor On-Time Performance <text:span text:style-name="T1">are notable for their tardiness </text:span><text:span text:style-name="T2">as well as their regularity</text:span>. In the interest of <text:span text:style-name="T1">exceeding </text:span>SEPTA's goal of 90% OTP, <text:span text:style-name="T1">timetables for these trains should be corrected. Specific recommendations and</text:span> methodology <text:span text:style-name="T1">are </text:span>given <text:span text:style-name="T1">to fix the problem</text:span>.</text:p>
      <text:p text:style-name="Standard"/>
      <text:p text:style-name="Standard"/>
      <text:p text:style-name="Standard"/>
      <text:h text:style-name="P26" text:outline-level="2"/>
      <text:h text:style-name="P27" text:outline-level="2">Introduction</text:h>
      <text:p text:style-name="Standard"/>
      <text:p text:style-name="P1">Rail performance is a function of rail equipment, operating capabilities, ridership, acts of God, and expectations set forth in the timetable. Following is a review of SEPTA's Regional Rail timetable<text:span text:style-name="T10">s</text:span> and specific recommendations to improve performance <text:span text:style-name="T10">through</text:span> schedule management.</text:p>
      <text:p text:style-name="P1"/>
      <text:p text:style-name="P1">SEPTA's rail scheduling process uses multivariate modeling <text:span text:style-name="T5">of</text:span> demographics, climate, speed limits, equipment capabilities, and much more. <text:span text:style-name="T5">This is great for designing new service and predicting the impact of large changes like equipment replacement. My analysis is strictly incremental and is based solely on SEPTA's historical performance.</text:span></text:p>
      <text:p text:style-name="P1"/>
      <text:p text:style-name="P1"/>
      <text:p text:style-name="P1"/>
      <text:h text:style-name="P22" text:outline-level="2">Definitions</text:h>
      <text:p text:style-name="P3"/>
      <text:p text:style-name="P3"><text:span text:style-name="T6">On-Time Performance</text:span> (OTP) is defined <text:span text:style-name="T5">by SEPTA </text:span>as the percentage of trains on a line which are <text:span text:style-name="T5">5:59 minutes late or less </text:span>in reaching their destination <text:span text:style-name="T5">of Suburban Station or a system extremity.</text:span></text:p>
      <text:p text:style-name="P3"/>
      <text:p text:style-name="P4"><text:span text:style-name="T6">Lateness </text:span>is the time <text:span text:style-name="T8">a </text:span>train departs a given stop versus the scheduled departure time for th<text:span text:style-name="T8">at </text:span>stop.</text:p>
      <text:p text:style-name="P4"/>
      <text:p text:style-name="P6"><text:span text:style-name="T8">A </text:span><text:span text:style-name="T6">percentile</text:span>, for example, of 90% at 3 minutes means <text:span text:style-name="T8">18 or more trains are late by at least 3 minutes (</text:span>for a weekday schedule and <text:s/><text:span text:style-name="T8">a 4-week month).</text:span></text:p>
      <text:p text:style-name="P2"/>
      <text:p text:style-name="P2"/>
      <text:p text:style-name="P5"/>
      <text:h text:style-name="P23" text:outline-level="2"><text:span text:style-name="T5">A</text:span>nalysis</text:h>
      <text:p text:style-name="P1"/>
      <text:p text:style-name="P1"><text:span text:style-name="T5">I created a </text:span>data collection and reporting tool in 2008 and run <text:span text:style-name="T5">it </text:span>continuously to monitor all SEPTA Regional Rail trains.<text:span text:style-name="T5"> Although SEPTA updates its schedules regularly, many trains have run continuous service for a decade or more. This provides a strong basis for understanding trends.</text:span></text:p>
      <text:p text:style-name="P1"/>
      <text:p text:style-name="P8">It is trivial to achieve 100% OTP by managing the <text:span text:style-name="T10">timetable</text:span> – simply <text:span text:style-name="T9">leave a huge gap between each stop. Naturally, any changes to the timetable should be made carefully and should be weighed against these consequences:</text:span></text:p>
      <text:p text:style-name="P13"/>
      <text:p text:style-name="P8"><text:tab/>* <text:span text:style-name="T16">Passenger delays – trains wont leave before the departure time</text:span></text:p>
      <text:p text:style-name="P9"><text:tab/>* Simplicity – the <text:span text:style-name="T16">a</text:span>irport trains are hourly, even though we <text:span text:style-name="T16">could schedule more accurately</text:span></text:p>
      <text:p text:style-name="P7"/>
      <text:p text:style-name="P9">Even still, there are plenty of easy improvements to be made. <text:span text:style-name="T3">For example, </text:span><text:span text:style-name="T4">although</text:span><text:span text:style-name="T3"> the new Manayunk/Norristown outbound train #2739 has always </text:span><text:span text:style-name="T4">arrived at </text:span><text:span text:style-name="T3">the destination on time it has NEVER departed the Ivy Ridge stop on schedule </text:span><text:span text:style-name="T4">(it </text:span><text:span text:style-name="T3">is usually 4 minutes late</text:span><text:span text:style-name="T4">)</text:span><text:span text:style-name="T3">.</text:span></text:p>
      <text:p text:style-name="P9"/>
      <text:p text:style-name="P11">Following are recommendations to fix big, easy problems like #2739, a methodology to fix smaller problems, and a proposed set of new timetables for all rail lines.</text:p>
      <text:p text:style-name="P9"/>
      <text:p text:style-name="P9"/>
      <text:p text:style-name="P9"><text:soft-page-break/></text:p>
      <text:p text:style-name="P9"/>
      <text:h text:style-name="P24" text:outline-level="2">Recommendations</text:h>
      <text:p text:style-name="P11">Update the timetable at the next opportunity for these problem stops:</text:p>
      <text:p text:style-name="P11"/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18">Manayunk/Norristown<text:line-break/>#2739</text:p>
          </table:table-cell>
          <table:table-cell table:style-name="Table1.A1" office:value-type="string">
            <text:p text:style-name="P16">Change Ivy Ridge</text:p>
            <text:p text:style-name="P16">from 14:26 to 14:2<text:span text:style-name="T11">8</text:span></text:p>
          </table:table-cell>
          <table:table-cell table:style-name="Table1.C1" office:value-type="string">
            <text:p text:style-name="P16">Train in service 4 months, not once on time. <text:span text:style-name="T11">Was 3+ minutes late all except one day.</text:span></text:p>
          </table:table-cell>
        </table:table-row>
        <table:table-row>
          <table:table-cell table:style-name="Table1.A2" office:value-type="string">
            <text:p text:style-name="P18">Manayunk/Norristown<text:line-break/>#2739</text:p>
          </table:table-cell>
          <table:table-cell table:style-name="Table1.A2" office:value-type="string">
            <text:p text:style-name="P18">Change Manayunk</text:p>
            <text:p text:style-name="P18">from 14:28 to 14:29</text:p>
          </table:table-cell>
          <table:table-cell table:style-name="Table1.C2" office:value-type="string">
            <text:p text:style-name="P18"><text:span text:style-name="T11">A</text:span>lways 1+ minutes late, usually 4 or more.</text:p>
          </table:table-cell>
        </table:table-row>
        <table:table-row>
          <table:table-cell table:style-name="Table1.A2" office:value-type="string">
            <text:p text:style-name="P18">Manayunk/Norristown<text:line-break/>#2739</text:p>
          </table:table-cell>
          <table:table-cell table:style-name="Table1.A2" office:value-type="string">
            <text:p text:style-name="P18">Change Wissahickon</text:p>
            <text:p text:style-name="P18">from <text:span text:style-name="T12">14</text:span>:<text:span text:style-name="T12">31</text:span> to 1<text:span text:style-name="T12">4</text:span>:<text:span text:style-name="T12">33</text:span></text:p>
          </table:table-cell>
          <table:table-cell table:style-name="Table1.C2" office:value-type="string">
            <text:p text:style-name="P18"><text:span text:style-name="T11">A</text:span>lways 2+ minutes late, usually 4 or more.</text:p>
          </table:table-cell>
        </table:table-row>
        <table:table-row>
          <table:table-cell table:style-name="Table1.A2" office:value-type="string">
            <text:p text:style-name="P16">Manayunk/Norristown<text:line-break/>#<text:span text:style-name="T11">207</text:span></text:p>
          </table:table-cell>
          <table:table-cell table:style-name="Table1.A2" office:value-type="string">
            <text:p text:style-name="P16">Change <text:span text:style-name="T11">Manayunk</text:span></text:p>
            <text:p text:style-name="P16">from <text:span text:style-name="T11">06:10 </text:span>to <text:span text:style-name="T11">06:11</text:span></text:p>
          </table:table-cell>
          <table:table-cell table:style-name="Table1.C2" office:value-type="string">
            <text:p text:style-name="P16">Train not once on time, <text:span text:style-name="T11">is always 2+ minutes late.</text:span></text:p>
          </table:table-cell>
        </table:table-row>
        <table:table-row>
          <table:table-cell table:style-name="Table1.A2" office:value-type="string">
            <text:p text:style-name="P16">Manayunk/Norristown<text:line-break/>#<text:span text:style-name="T11">207</text:span></text:p>
          </table:table-cell>
          <table:table-cell table:style-name="Table1.A2" office:value-type="string">
            <text:p text:style-name="P16">Change <text:span text:style-name="T11">Wissahickon</text:span></text:p>
            <text:p text:style-name="P16">from <text:span text:style-name="T11">06:13 </text:span>to <text:span text:style-name="T11">06:14</text:span></text:p>
          </table:table-cell>
          <table:table-cell table:style-name="Table1.C2" office:value-type="string">
            <text:p text:style-name="P16">Train not once on time, <text:span text:style-name="T11">is always 2+ minutes late.</text:span></text:p>
          </table:table-cell>
        </table:table-row>
        <table:table-row>
          <table:table-cell table:style-name="Table1.A2" office:value-type="string">
            <text:p text:style-name="P17">Manayunk/Norristown<text:line-break/>#<text:span text:style-name="T11">2367</text:span></text:p>
          </table:table-cell>
          <table:table-cell table:style-name="Table1.A2" office:value-type="string">
            <text:p text:style-name="P16">Change Ivy Ridge</text:p>
            <text:p text:style-name="P16">from 1<text:span text:style-name="T11">6</text:span>:<text:span text:style-name="T11">56</text:span> to 1<text:span text:style-name="T11">6</text:span>:<text:span text:style-name="T11">57</text:span></text:p>
          </table:table-cell>
          <table:table-cell table:style-name="Table1.C2" office:value-type="string">
            <text:p text:style-name="P19">For every month except February, this is usually (90%+) over 2 minutes late.</text:p>
          </table:table-cell>
        </table:table-row>
        <table:table-row>
          <table:table-cell table:style-name="Table1.A2" office:value-type="string">
            <text:p text:style-name="P17">Manayunk/Norristown<text:line-break/>#<text:span text:style-name="T11">2367</text:span></text:p>
          </table:table-cell>
          <table:table-cell table:style-name="Table1.A2" office:value-type="string">
            <text:p text:style-name="P18">Change Manayunk</text:p>
            <text:p text:style-name="P18">from 1<text:span text:style-name="T12">6</text:span>:<text:span text:style-name="T12">58</text:span> to <text:span text:style-name="T12">16</text:span>:<text:span text:style-name="T12">59</text:span></text:p>
          </table:table-cell>
          <table:table-cell table:style-name="Table1.C2" office:value-type="string">
            <text:p text:style-name="P19">For every month except February, this is usually (90%+) over 2 minutes late.</text:p>
          </table:table-cell>
        </table:table-row>
        <table:table-row>
          <table:table-cell table:style-name="Table1.A2" office:value-type="string">
            <text:p text:style-name="P17">Manayunk/Norristown<text:line-break/>#<text:span text:style-name="T11">2367</text:span></text:p>
          </table:table-cell>
          <table:table-cell table:style-name="Table1.A2" office:value-type="string">
            <text:p text:style-name="P18">Change Wissahickon</text:p>
            <text:p text:style-name="P18">from 17:01 to 17:0<text:span text:style-name="T12">2</text:span></text:p>
          </table:table-cell>
          <table:table-cell table:style-name="Table1.C2" office:value-type="string">
            <text:p text:style-name="P19">For every month except February, this is usually (90%+) over 2 minutes late.</text:p>
          </table:table-cell>
        </table:table-row>
        <table:table-row>
          <table:table-cell table:style-name="Table1.A2" office:value-type="string">
            <text:p text:style-name="P19">Paoli/Thorndale</text:p>
            <text:p text:style-name="P19">#585, #587</text:p>
          </table:table-cell>
          <table:table-cell table:style-name="Table1.A2" office:value-type="string">
            <text:p text:style-name="P19">Change Downingtown</text:p>
            <text:p text:style-name="P19">from xx:27 to xx:25</text:p>
          </table:table-cell>
          <table:table-cell table:style-name="Table1.C2" office:value-type="string">
            <text:p text:style-name="P19">The final stop is hurting OTP metrics but the penultimate stop is rarely contributing</text:p>
          </table:table-cell>
        </table:table-row>
        <table:table-row>
          <table:table-cell table:style-name="Table1.A2" office:value-type="string">
            <text:p text:style-name="P19">Paoli/Thorndale</text:p>
            <text:p text:style-name="P19">#2555</text:p>
          </table:table-cell>
          <table:table-cell table:style-name="Table1.A2" office:value-type="string">
            <text:p text:style-name="P19">Completely reevaluate</text:p>
          </table:table-cell>
          <table:table-cell table:style-name="Table1.C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9">Cynwyd</text:p>
            <text:p text:style-name="P19">#1062</text:p>
          </table:table-cell>
          <table:table-cell table:style-name="Table1.A2" office:value-type="string">
            <text:p text:style-name="P19">30<text:span text:style-name="T13">th</text:span> Street &amp; Suburban <text:span text:style-name="T14">Station </text:span>early 1 minute</text:p>
          </table:table-cell>
          <table:table-cell table:style-name="Table1.C2" office:value-type="string">
            <text:p text:style-name="P19">In 2013, was not once on time. Alternatively, move Wynnefield <text:span text:style-name="T14">early</text:span> a minute.</text:p>
          </table:table-cell>
        </table:table-row>
        <table:table-row>
          <table:table-cell table:style-name="Table1.A2" office:value-type="string">
            <text:p text:style-name="P20">Cynwyd</text:p>
            <text:p text:style-name="P20">#1072, #1058</text:p>
          </table:table-cell>
          <table:table-cell table:style-name="Table1.A2" office:value-type="string">
            <text:p text:style-name="P20">30<text:span text:style-name="T13">th</text:span> Street early 1 minute</text:p>
          </table:table-cell>
          <table:table-cell table:style-name="Table1.C2" office:value-type="string">
            <text:p text:style-name="P20">Final stop in Suburban Station at risk of hurting OTP. Possibly other operation solution.</text:p>
          </table:table-cell>
        </table:table-row>
        <table:table-row>
          <table:table-cell table:style-name="Table1.A2" office:value-type="string">
            <text:p text:style-name="P20">Wilmington</text:p>
            <text:p text:style-name="P20">#3223</text:p>
          </table:table-cell>
          <table:table-cell table:style-name="Table1.A2" office:value-type="string">
            <text:p text:style-name="P20">Delay stops after Crum Lynne 3+ minutes</text:p>
          </table:table-cell>
          <table:table-cell table:style-name="Table1.C2" office:value-type="string">
            <text:p text:style-name="P20">Given continuous failure to meet schedule in 2013, this target is unreasonable.</text:p>
          </table:table-cell>
        </table:table-row>
        <table:table-row>
          <table:table-cell table:style-name="Table1.A2" office:value-type="string">
            <text:p text:style-name="P20">Wilmington</text:p>
            <text:p text:style-name="P20">#9245</text:p>
          </table:table-cell>
          <table:table-cell table:style-name="Table1.A2" office:value-type="string">
            <text:p text:style-name="P20">Change U City</text:p>
            <text:p text:style-name="P20">from 16:33 to 16:35</text:p>
          </table:table-cell>
          <table:table-cell table:style-name="Table1.C2" office:value-type="string">
            <text:p text:style-name="P20">Not once on time in 2013.</text:p>
          </table:table-cell>
        </table:table-row>
        <table:table-row>
          <table:table-cell table:style-name="Table1.A2" office:value-type="string">
            <text:p text:style-name="P20">Wilmington</text:p>
            <text:p text:style-name="P20">#9245</text:p>
          </table:table-cell>
          <table:table-cell table:style-name="Table1.A2" office:value-type="string">
            <text:p text:style-name="P20">Change Wilmington</text:p>
            <text:p text:style-name="P20">from 17:26 to 17:28</text:p>
          </table:table-cell>
          <table:table-cell table:style-name="Table1.C2" office:value-type="string">
            <text:p text:style-name="P20">Train actually arrived before 17:28 once in 2013. </text:p>
          </table:table-cell>
        </table:table-row>
        <table:table-row>
          <table:table-cell table:style-name="Table1.A2" office:value-type="string">
            <text:p text:style-name="P20">West Trenton</text:p>
            <text:p text:style-name="P20">#330</text:p>
          </table:table-cell>
          <table:table-cell table:style-name="Table1.A2" office:value-type="string">
            <text:p text:style-name="P20">Change Philmont</text:p>
            <text:p text:style-name="P20">07:57 to 08:00</text:p>
          </table:table-cell>
          <table:table-cell table:style-name="Table1.C2" office:value-type="string">
            <text:p text:style-name="P20">Train actually arrived before 08:00 twice in 2013.</text:p>
          </table:table-cell>
        </table:table-row>
        <table:table-row>
          <table:table-cell table:style-name="Table1.A2" office:value-type="string">
            <text:p text:style-name="P20">West Trenton</text:p>
            <text:p text:style-name="P20">#330</text:p>
          </table:table-cell>
          <table:table-cell table:style-name="Table1.A2" office:value-type="string">
            <text:p text:style-name="P20">Change Forest Hills</text:p>
            <text:p text:style-name="P20">08:00 to 08:02</text:p>
          </table:table-cell>
          <table:table-cell table:style-name="Table1.C2" office:value-type="string">
            <text:p text:style-name="P20">Almost as bad as Philmont</text:p>
          </table:table-cell>
        </table:table-row>
        <table:table-row>
          <table:table-cell table:style-name="Table1.A2" office:value-type="string">
            <text:p text:style-name="P20">West Trenton</text:p>
            <text:p text:style-name="P20">#330</text:p>
          </table:table-cell>
          <table:table-cell table:style-name="Table1.A2" office:value-type="string">
            <text:p text:style-name="P20">Change Somerton</text:p>
            <text:p text:style-name="P20">08:01 to 08:03</text:p>
          </table:table-cell>
          <table:table-cell table:style-name="Table1.C2" office:value-type="string">
            <text:p text:style-name="P20">Almost as bad as Philmont</text:p>
          </table:table-cell>
        </table:table-row>
      </table:table>
      <text:p text:style-name="P11"/>
      <text:p text:style-name="P10"><text:soft-page-break/></text:p>
      <text:p text:style-name="P9"/>
      <text:p text:style-name="P9"/>
      <text:p text:style-name="P7"/>
      <text:h text:style-name="P25" text:outline-level="2">Conclusion</text:h>
      <text:p text:style-name="P12">Many of these recommendations are modest. The recommended approach is to move a little in the right direction, and then repeat. <text:span text:style-name="T17">My reporting system recommends a change to the timetable only when 90% or more of trains are late for a particular stop. This tool can be run any time and provide recommended changes. </text:span><text:span text:style-name="T7">Any proposed changes must be ignored for trains with significant equipment upgrades.</text:span></text:p>
      <text:p text:style-name="P7"/>
      <text:p text:style-name="P12"><text:span text:style-name="T16">Enclosed </text:span>are additional proposed timetable changes. <text:span text:style-name="T16">Those </text:span>report<text:span text:style-name="T16">s</text:span> <text:span text:style-name="T16">were </text:span>generated automatically using calendar year 2013 data. The online version of the report <text:span text:style-name="T17">also</text:span> includes drill-down functionality.</text:p>
      <text:p text:style-name="P12"/>
      <text:p text:style-name="P12"><text:tab/>ONLINE VERSION: http://phor.net/apps/septa/</text:p>
      <text:p text:style-name="P7"/>
      <text:p text:style-name="P15">Although SEPTA has improved on-time performance considerably in the past 10 years, there is room for continuous improvement to match its competitors in other cities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b51db" officeooo:paragraph-rsid="002b51db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4</text:page-number> of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1-22T20:49:54</meta:creation-date>
    <dc:date>2014-01-05T12:12:24.369686000</dc:date>
    <meta:editing-duration>PT1H42M14S</meta:editing-duration>
    <meta:editing-cycles>13</meta:editing-cycles>
    <meta:generator>LibreOffice/4.1.3.2$MacOSX_x86 LibreOffice_project/70feb7d99726f064edab4605a8ab840c50ec57a</meta:generator>
    <meta:document-statistic meta:table-count="1" meta:image-count="0" meta:object-count="0" meta:page-count="4" meta:paragraph-count="104" meta:word-count="887" meta:character-count="5589" meta:non-whitespace-character-count="4798"/>
    <meta:user-defined meta:name="Info 1"/>
    <meta:user-defined meta:name="Info 2"/>
    <meta:user-defined meta:name="Info 3"/>
    <meta:user-defined meta:name="Info 4"/>
  </office:meta>
</office:document-meta>
</file>